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
     This is a sample test message for paragraph content test case
   </text:p>
      <text:p> <text:line-break/> </text:p>
      <text:p>
      All white            space        should   
         be collapsed.
   </text:p>
      <text:p> <text:line-break/> </text:p>
      <text:p>
        Ten <text:s text:c="9"/> spaces with &lt;text:s text:c="9" /&gt;; with one default space.
   </text:p>
      <text:p>
        Ten<text:s text:c="10"/>spaces with &lt;text:s text:c="10" /&gt;.
   </text:p>
      <text:p>
        Three <text:s/><text:s/> spaces with &lt;text:s /&gt;.
   </text:p>
      <text:p> <text:line-break/> </text:p>
      <text:p>
        Three<text:tab text:tab-ref="3"/>tabs with &lt;text:tab text:tab-ref="3" /&gt;.
   </text:p>
      <text:p>
        Three<text:tab/><text:tab/><text:tab/>tabs with &lt;text:tab/&gt;.
   </text:p>
      <text:p> <text:line-break/> </text:p>
      <text:p>
        Three line breaks<text:line-break/><text:line-break/><text:line-break/> with &lt;text:line-break/&gt; end here.
   </text:p>
      <text:p> <text:line-break/> </text:p>
      <text:p>
        Soft Hyphen ­
   </text:p>
      <text:p>
        Non-breaking hyphen ‑
   </text:p>
      <text:p>
        No break space  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